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22pt" officeooo:rsid="000f74de" officeooo:paragraph-rsid="000f74de" style:font-size-asian="22pt" style:font-size-complex="22pt"/>
    </style:style>
    <style:style style:name="P46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7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52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53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54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55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56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67" style:family="paragraph" style:parent-style-name="Standard" style:list-style-name="L2">
      <style:paragraph-properties fo:text-align="start" style:justify-single-word="false"/>
      <style:text-properties officeooo:rsid="0012be5c" officeooo:paragraph-rsid="0012be5c"/>
    </style:style>
    <style:style style:name="P68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69" style:family="paragraph" style:parent-style-name="Standard" style:list-style-name="L3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7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72" style:family="paragraph" style:parent-style-name="Standard" style:list-style-name="L4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75" style:family="paragraph">
      <loext:graphic-properties draw:fill="none" draw:fill-color="#ffffff"/>
    </style:style>
    <style:style style:name="P76" style:family="paragraph">
      <loext:graphic-properties draw:fill="none" draw:fill-color="#ffffff"/>
      <style:text-properties fo:font-size="12pt"/>
    </style:style>
    <style:style style:name="T1" style:family="text">
      <style:text-properties fo:font-size="13.6999998092651pt" style:font-size-asian="12pt" style:font-size-complex="13.6999998092651pt"/>
    </style:style>
    <style:style style:name="T2" style:family="text">
      <style:text-properties fo:font-size="13.6999998092651pt" officeooo:rsid="0012be5c" style:font-size-asian="12pt" style:font-size-complex="13.6999998092651pt"/>
    </style:style>
    <style:style style:name="T3" style:family="text">
      <style:text-properties officeooo:rsid="00152ae7"/>
    </style:style>
    <style:style style:name="T4" style:family="text">
      <style:text-properties officeooo:rsid="00191610"/>
    </style:style>
    <style:style style:name="T5" style:family="text">
      <style:text-properties officeooo:rsid="001b023d"/>
    </style:style>
    <style:style style:name="T6" style:family="text">
      <style:text-properties officeooo:rsid="001b0cf4"/>
    </style:style>
    <style:style style:name="T7" style:family="text">
      <style:text-properties officeooo:rsid="001cbadc"/>
    </style:style>
    <style:style style:name="T8" style:family="text">
      <style:text-properties officeooo:rsid="001cdd61"/>
    </style:style>
    <style:style style:name="T9" style:family="text">
      <style:text-properties officeooo:rsid="001e8a47"/>
    </style:style>
    <style:style style:name="T10" style:family="text">
      <style:text-properties officeooo:rsid="0021bec3"/>
    </style:style>
    <style:style style:name="T11" style:family="text">
      <style:text-properties officeooo:rsid="0021e215"/>
    </style:style>
    <style:style style:name="T12" style:family="text">
      <style:text-properties officeooo:rsid="00221da5"/>
    </style:style>
    <style:style style:name="T13" style:family="text">
      <style:text-properties officeooo:rsid="00237df6"/>
    </style:style>
    <style:style style:name="T14" style:family="text">
      <style:text-properties officeooo:rsid="0024ec86"/>
    </style:style>
    <style:style style:name="T15" style:family="text">
      <style:text-properties officeooo:rsid="0026b4fe"/>
    </style:style>
    <style:style style:name="T16" style:family="text">
      <style:text-properties officeooo:rsid="0028905f"/>
    </style:style>
    <style:style style:name="T17" style:family="text">
      <style:text-properties officeooo:rsid="002a9b2b"/>
    </style:style>
    <style:style style:name="T18" style:family="text">
      <style:text-properties officeooo:rsid="002b3d4e"/>
    </style:style>
    <style:style style:name="T19" style:family="text">
      <style:text-properties officeooo:rsid="002c02f2"/>
    </style:style>
    <style:style style:name="T20" style:family="text">
      <style:text-properties officeooo:rsid="002c7e3c"/>
    </style:style>
    <style:style style:name="T21" style:family="text">
      <style:text-properties fo:font-size="24pt" officeooo:rsid="000f74de" style:font-size-asian="24pt" style:font-size-complex="24pt"/>
    </style:style>
    <style:style style:name="T22" style:family="text">
      <style:text-properties officeooo:rsid="0031c403"/>
    </style:style>
    <style:style style:name="T23" style:family="text">
      <style:text-properties officeooo:rsid="0032b1ab"/>
    </style:style>
    <style:style style:name="T24" style:family="text">
      <style:text-properties officeooo:rsid="0033aef9"/>
    </style:style>
    <style:style style:name="T25" style:family="text">
      <style:text-properties officeooo:rsid="0034aade"/>
    </style:style>
    <style:style style:name="T26" style:family="text">
      <style:text-properties officeooo:rsid="003526f2"/>
    </style:style>
    <style:style style:name="T27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6"><text:soft-page-break/>もくじ</text:p>
      <text:p text:style-name="P3"/>
      <text:list xml:id="list1828222864" text:style-name="L1">
        <text:list-item>
          <text:p text:style-name="P66">インストール方法</text:p>
        </text:list-item>
        <text:list-item>
          <text:p text:style-name="P66">基本構文</text:p>
        </text:list-item>
        <text:list-item>
          <text:p text:style-name="P66">コメント</text:p>
        </text:list-item>
        <text:list-item>
          <text:p text:style-name="P66">データ型</text:p>
        </text:list-item>
        <text:list-item>
          <text:p text:style-name="P66">変数</text:p>
        </text:list-item>
        <text:list-item>
          <text:p text:style-name="P66">出力</text:p>
        </text:list-item>
        <text:list-item>
          <text:p text:style-name="P66">算術・比較・論理・演算</text:p>
        </text:list-item>
        <text:list-item>
          <text:p text:style-name="P66">配列</text:p>
        </text:list-item>
        <text:list-item>
          <text:p text:style-name="P66">文字列操作</text:p>
        </text:list-item>
        <text:list-item>
          <text:p text:style-name="P66">条件文(if)</text:p>
        </text:list-item>
        <text:list-item>
          <text:p text:style-name="P66">繰り返し(for・while)</text:p>
        </text:list-item>
        <text:list-item>
          <text:p text:style-name="P66">関数</text:p>
        </text:list-item>
        <text:list-item>
          <text:p text:style-name="P66">クラス型</text:p>
        </text:list-item>
        <text:list-item>
          <text:p text:style-name="P66">外部モジュール化</text:p>
        </text:list-item>
        <text:list-item>
          <text:p text:style-name="P66">言語特有の書式等</text:p>
        </text:list-item>
        <text:list-item>
          <text:p text:style-name="P66">よく使う基本プログラム集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5"><text:soft-page-break/>1.インストール方法</text:p>
      <text:p text:style-name="P45"/>
      <text:list xml:id="list73852607" text:style-name="L2">
        <text:list-item>
          <text:p text:style-name="P67"><text:span text:style-name="T2">$ </text:span><text:span text:style-name="T1">sudo apt -y install python3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2.基本構文</text:p>
      <text:p text:style-name="P4"/>
      <text:p text:style-name="P15">a) 基本的なファイルの実行</text:p>
      <text:p text:style-name="P15"/>
      <text:p text:style-name="P14">hello.py</text:p>
      <text:p text:style-name="P14"><draw:frame text:anchor-type="paragraph" draw:z-index="0" draw:name="シェイプ1" draw:style-name="gr1" draw:text-style-name="P75" svg:width="16.435cm" svg:height="1.542cm" svg:x="0.03cm" svg:y="0.071cm"><draw:text-box><text:p><text:s/>print(“Hello World”)</text:p></draw:text-box></draw:frame></text:p>
      <text:p text:style-name="P14"/>
      <text:p text:style-name="P14"/>
      <text:p text:style-name="P20">※文字列は、”記号で囲う</text:p>
      <text:p text:style-name="P71"/>
      <text:p text:style-name="P15">実行</text:p>
      <text:p text:style-name="P15">$ python3 hello.py</text:p>
      <text:p text:style-name="P15"/>
      <text:p text:style-name="P15"/>
      <text:p text:style-name="P73">b)シェバンを使ったファイルの実行　（シェバン：#!に続けてインタプリンタのフルパスを指定する。）</text:p>
      <text:p text:style-name="P15"/>
      <text:p text:style-name="P73">hello2.py</text:p>
      <text:p text:style-name="P15"><draw:frame text:anchor-type="paragraph" draw:z-index="5" draw:name="シェイプ1" draw:style-name="gr4" draw:text-style-name="P75" svg:width="16.435cm" svg:height="1.676cm" svg:x="0.03cm" svg:y="0.071cm"><draw:text-box><text:p><text:s/>#!/usr/bin/env python3</text:p><text:p><text:s/>print(“Hello World”)</text:p></draw:text-box></draw:frame></text:p>
      <text:p text:style-name="P15"/>
      <text:p text:style-name="P15"/>
      <text:p text:style-name="P15"/>
      <text:p text:style-name="P73">実行権限付与</text:p>
      <text:p text:style-name="P73">$ chmod 775 hello2.py</text:p>
      <text:p text:style-name="P73"/>
      <text:p text:style-name="P73">実行</text:p>
      <text:p text:style-name="P73">$ ./hello2.py 又は、フルパスで、$ ~/test/hello2.py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3.コメント</text:p>
      <text:p text:style-name="P15"/>
      <text:p text:style-name="P15">a) # 記号のあとの文字列は、コメントになる。</text:p>
      <text:p text:style-name="P15"><draw:frame text:anchor-type="paragraph" draw:z-index="1" draw:name="シェイプ2" draw:style-name="gr2" draw:text-style-name="P75" svg:width="16.484cm" svg:height="5.292cm" svg:x="0.086cm" svg:y="0.499cm"><draw:text-box><text:p><text:s/># コメント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b) “”” 記号又は、’’’記号で挟むと複数行の文字列がコメントになる。</text:p>
      <text:p text:style-name="P15"><draw:frame text:anchor-type="paragraph" draw:z-index="2" draw:name="シェイプ2" draw:style-name="gr2" draw:text-style-name="P75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4.データ型</text:p>
      <text:p text:style-name="P15"/>
      <text:list xml:id="list3292798753" text:style-name="L3">
        <text:list-item>
          <text:p text:style-name="P68">str型 --- 文字列 <text:s text:c="12"/>例)abc,あいう</text:p>
        </text:list-item>
        <text:list-item>
          <text:p text:style-name="P68">int型 --- 整数 <text:s text:c="14"/>例)1, 2, 3</text:p>
        </text:list-item>
        <text:list-item>
          <text:p text:style-name="P68">float型 --- 浮動小数点 <text:s text:c="6"/>例)1.2, 2.2, 3.25</text:p>
        </text:list-item>
        <text:list-item>
          <text:p text:style-name="P69"><text:span text:style-name="T3">boolデータ</text:span>型 --- ブール値 <text:s text:c="2"/>例<text:span text:style-name="T3">)True, False</text:span></text:p>
        </text:list-item>
        <text:list-item>
          <text:p text:style-name="P69"><text:span text:style-name="T3">NoneType型<text:tab/><text:tab/> <text:s text:c="6"/>例)None</text:span> <text:s text:c="2"/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5.変数</text:p>
      <text:p text:style-name="P17"/>
      <text:p text:style-name="P20">ルール</text:p>
      <text:p text:style-name="P20"/>
      <text:list xml:id="list1323268943" text:style-name="L4">
        <text:list-item>
          <text:p text:style-name="P72">変数名には、スペース（空白文字）を含められない。（空白表現は、_を使う)</text:p>
        </text:list-item>
        <text:list-item>
          <text:p text:style-name="P72">変数名には文字、数値、アンダースコア記号、の３種類の文字だけを使える。</text:p>
        </text:list-item>
        <text:list-item>
          <text:p text:style-name="P72">変数名の１文字目に数字は使えない。</text:p>
        </text:list-item>
        <text:list-item>
          <text:p text:style-name="P72">Pythonのキーワードは変数名に使えない。</text:p>
        </text:list-item>
      </text:list>
      <text:p text:style-name="P20"/>
      <text:p text:style-name="P20">例)</text:p>
      <text:p text:style-name="P20"><text:tab/>x = 10</text:p>
      <text:p text:style-name="P20"><text:tab/>x = x + 2 </text:p>
      <text:p text:style-name="P20"><text:tab/>print x</text:p>
      <text:p text:style-name="P20"><text:tab/></text:p>
      <text:p text:style-name="P20"><text:tab/>&gt;&gt; 12</text:p>
      <text:p text:style-name="P20"/>
      <text:p text:style-name="P20"/>
      <text:p text:style-name="P20"><text:tab/>hi = “Hello World”</text:p>
      <text:p text:style-name="P20"><text:tab/>print(hi)</text:p>
      <text:p text:style-name="P20"/>
      <text:p text:style-name="P20"><text:tab/>&gt;&gt; Hello World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<text:soft-page-break/>5.出力</text:p>
      <text:p text:style-name="P18"/>
      <text:p text:style-name="P22">print(“表示する文字列”)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soft-page-break/>5.算術・比較・論理</text:p>
      <text:p text:style-name="P18"/>
      <text:p text:style-name="P47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56">演算子</text:p>
          </table:table-cell>
          <table:table-cell table:style-name="表1.A1" office:value-type="string">
            <text:p text:style-name="P57">意味</text:p>
          </table:table-cell>
          <table:table-cell table:style-name="表1.A1" office:value-type="string">
            <text:p text:style-name="P57">例</text:p>
          </table:table-cell>
          <table:table-cell table:style-name="表1.D1" office:value-type="string">
            <text:p text:style-name="P57">評価結果</text:p>
          </table:table-cell>
        </table:table-row>
        <table:table-row>
          <table:table-cell table:style-name="表1.A2" office:value-type="string">
            <text:p text:style-name="P53">**</text:p>
          </table:table-cell>
          <table:table-cell table:style-name="表1.A2" office:value-type="string">
            <text:p text:style-name="P53">累乗</text:p>
          </table:table-cell>
          <table:table-cell table:style-name="表1.A2" office:value-type="string">
            <text:p text:style-name="P52">2 ** 3</text:p>
          </table:table-cell>
          <table:table-cell table:style-name="表1.D2" office:value-type="string">
            <text:p text:style-name="P52">8</text:p>
          </table:table-cell>
        </table:table-row>
        <table:table-row>
          <table:table-cell table:style-name="表1.A2" office:value-type="string">
            <text:p text:style-name="P53">%</text:p>
          </table:table-cell>
          <table:table-cell table:style-name="表1.A2" office:value-type="string">
            <text:p text:style-name="P53">割り算のあまり（剰余）</text:p>
          </table:table-cell>
          <table:table-cell table:style-name="表1.A2" office:value-type="string">
            <text:p text:style-name="P52">14 % 4</text:p>
          </table:table-cell>
          <table:table-cell table:style-name="表1.D2" office:value-type="string">
            <text:p text:style-name="P52">2</text:p>
          </table:table-cell>
        </table:table-row>
        <table:table-row>
          <table:table-cell table:style-name="表1.A2" office:value-type="string">
            <text:p text:style-name="P53">//</text:p>
          </table:table-cell>
          <table:table-cell table:style-name="表1.A2" office:value-type="string">
            <text:p text:style-name="P54">整数の割り算、切り捨て</text:p>
          </table:table-cell>
          <table:table-cell table:style-name="表1.A2" office:value-type="string">
            <text:p text:style-name="P54">13 // 8</text:p>
          </table:table-cell>
          <table:table-cell table:style-name="表1.D2" office:value-type="string">
            <text:p text:style-name="P54">1</text:p>
          </table:table-cell>
        </table:table-row>
        <table:table-row>
          <table:table-cell table:style-name="表1.A2" office:value-type="string">
            <text:p text:style-name="P53">/</text:p>
          </table:table-cell>
          <table:table-cell table:style-name="表1.A2" office:value-type="string">
            <text:p text:style-name="P53">割り算（除算）</text:p>
          </table:table-cell>
          <table:table-cell table:style-name="表1.A2" office:value-type="string">
            <text:p text:style-name="P54">13 / 8</text:p>
          </table:table-cell>
          <table:table-cell table:style-name="表1.D2" office:value-type="string">
            <text:p text:style-name="P54">1.625</text:p>
          </table:table-cell>
        </table:table-row>
        <table:table-row>
          <table:table-cell table:style-name="表1.A2" office:value-type="string">
            <text:p text:style-name="P53">*</text:p>
          </table:table-cell>
          <table:table-cell table:style-name="表1.A2" office:value-type="string">
            <text:p text:style-name="P53">かけ算（積算）</text:p>
          </table:table-cell>
          <table:table-cell table:style-name="表1.A2" office:value-type="string">
            <text:p text:style-name="P54">8 * 2</text:p>
          </table:table-cell>
          <table:table-cell table:style-name="表1.D2" office:value-type="string">
            <text:p text:style-name="P54">16</text:p>
          </table:table-cell>
        </table:table-row>
        <table:table-row>
          <table:table-cell table:style-name="表1.A2" office:value-type="string">
            <text:p text:style-name="P53">-</text:p>
          </table:table-cell>
          <table:table-cell table:style-name="表1.A2" office:value-type="string">
            <text:p text:style-name="P53">引き算（減算）</text:p>
          </table:table-cell>
          <table:table-cell table:style-name="表1.A2" office:value-type="string">
            <text:p text:style-name="P54">7 - 1</text:p>
          </table:table-cell>
          <table:table-cell table:style-name="表1.D2" office:value-type="string">
            <text:p text:style-name="P54">6</text:p>
          </table:table-cell>
        </table:table-row>
        <table:table-row>
          <table:table-cell table:style-name="表1.A2" office:value-type="string">
            <text:p text:style-name="P54">+</text:p>
          </table:table-cell>
          <table:table-cell table:style-name="表1.A2" office:value-type="string">
            <text:p text:style-name="P53">足し算（加算）</text:p>
          </table:table-cell>
          <table:table-cell table:style-name="表1.A2" office:value-type="string">
            <text:p text:style-name="P54">2 + 2</text:p>
          </table:table-cell>
          <table:table-cell table:style-name="表1.D2" office:value-type="string">
            <text:p text:style-name="P54">4</text:p>
          </table:table-cell>
        </table:table-row>
      </table:table>
      <text:p text:style-name="P18"/>
      <text:p text:style-name="P18"/>
      <text:p text:style-name="P48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64">演算子</text:p>
          </table:table-cell>
          <table:table-cell table:style-name="表2.A1" office:value-type="string">
            <text:p text:style-name="P64">意味</text:p>
          </table:table-cell>
          <table:table-cell table:style-name="表2.A1" office:value-type="string">
            <text:p text:style-name="P64">例</text:p>
          </table:table-cell>
          <table:table-cell table:style-name="表2.D1" office:value-type="string">
            <text:p text:style-name="P64">評価結果</text:p>
          </table:table-cell>
        </table:table-row>
        <table:table-row>
          <table:table-cell table:style-name="表2.A2" office:value-type="string">
            <text:p text:style-name="P62">&gt;</text:p>
          </table:table-cell>
          <table:table-cell table:style-name="表2.A2" office:value-type="string">
            <text:p text:style-name="P60">より大きい</text:p>
          </table:table-cell>
          <table:table-cell table:style-name="表2.A2" office:value-type="string">
            <text:p text:style-name="P62">100 &gt; 10</text:p>
          </table:table-cell>
          <table:table-cell table:style-name="表2.D2" office:value-type="string">
            <text:p text:style-name="P62">True</text:p>
          </table:table-cell>
        </table:table-row>
        <table:table-row>
          <table:table-cell table:style-name="表2.A2" office:value-type="string">
            <text:p text:style-name="P62">&lt;</text:p>
          </table:table-cell>
          <table:table-cell table:style-name="表2.A2" office:value-type="string">
            <text:p text:style-name="P60">より小さい</text:p>
          </table:table-cell>
          <table:table-cell table:style-name="表2.A2" office:value-type="string">
            <text:p text:style-name="P62">100 &lt; 10</text:p>
          </table:table-cell>
          <table:table-cell table:style-name="表2.D2" office:value-type="string">
            <text:p text:style-name="P62">False</text:p>
          </table:table-cell>
        </table:table-row>
        <table:table-row>
          <table:table-cell table:style-name="表2.A2" office:value-type="string">
            <text:p text:style-name="P62">&gt;=</text:p>
          </table:table-cell>
          <table:table-cell table:style-name="表2.A2" office:value-type="string">
            <text:p text:style-name="P60">以上</text:p>
          </table:table-cell>
          <table:table-cell table:style-name="表2.A2" office:value-type="string">
            <text:p text:style-name="P62">2 &gt;= 2</text:p>
          </table:table-cell>
          <table:table-cell table:style-name="表2.D2" office:value-type="string">
            <text:p text:style-name="P62">True</text:p>
          </table:table-cell>
        </table:table-row>
        <table:table-row>
          <table:table-cell table:style-name="表2.A2" office:value-type="string">
            <text:p text:style-name="P62">&lt;=</text:p>
          </table:table-cell>
          <table:table-cell table:style-name="表2.A2" office:value-type="string">
            <text:p text:style-name="P60">以下</text:p>
          </table:table-cell>
          <table:table-cell table:style-name="表2.A2" office:value-type="string">
            <text:p text:style-name="P62">1 &lt;= 4</text:p>
          </table:table-cell>
          <table:table-cell table:style-name="表2.D2" office:value-type="string">
            <text:p text:style-name="P62">True</text:p>
          </table:table-cell>
        </table:table-row>
        <table:table-row>
          <table:table-cell table:style-name="表2.A2" office:value-type="string">
            <text:p text:style-name="P61">==</text:p>
          </table:table-cell>
          <table:table-cell table:style-name="表2.A2" office:value-type="string">
            <text:p text:style-name="P60">等価（同じ値か）</text:p>
          </table:table-cell>
          <table:table-cell table:style-name="表2.A2" office:value-type="string">
            <text:p text:style-name="P62">6 == 9</text:p>
          </table:table-cell>
          <table:table-cell table:style-name="表2.D2" office:value-type="string">
            <text:p text:style-name="P62">False</text:p>
          </table:table-cell>
        </table:table-row>
        <table:table-row>
          <table:table-cell table:style-name="表2.A2" office:value-type="string">
            <text:p text:style-name="P60">!<text:span text:style-name="T4">=</text:span></text:p>
          </table:table-cell>
          <table:table-cell table:style-name="表2.A2" office:value-type="string">
            <text:p text:style-name="P60">非等価（違う値か）</text:p>
          </table:table-cell>
          <table:table-cell table:style-name="表2.A2" office:value-type="string">
            <text:p text:style-name="P62">3 != 2</text:p>
          </table:table-cell>
          <table:table-cell table:style-name="表2.D2" office:value-type="string">
            <text:p text:style-name="P62">True</text:p>
          </table:table-cell>
        </table:table-row>
      </table:table>
      <text:p text:style-name="P48"/>
      <text:p text:style-name="P48"/>
      <text:p text:style-name="P48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65">演算子</text:p>
          </table:table-cell>
          <table:table-cell table:style-name="表3.A1" office:value-type="string">
            <text:p text:style-name="P64">意味</text:p>
          </table:table-cell>
          <table:table-cell table:style-name="表3.A1" office:value-type="string">
            <text:p text:style-name="P64">例</text:p>
          </table:table-cell>
          <table:table-cell table:style-name="表3.D1" office:value-type="string">
            <text:p text:style-name="P64">評価結果</text:p>
          </table:table-cell>
        </table:table-row>
        <table:table-row>
          <table:table-cell table:style-name="表3.A2" office:value-type="string">
            <text:p text:style-name="P63">and</text:p>
          </table:table-cell>
          <table:table-cell table:style-name="表3.A2" office:value-type="string">
            <text:p text:style-name="P60">かつ</text:p>
          </table:table-cell>
          <table:table-cell table:style-name="表3.A2" office:value-type="string">
            <text:p text:style-name="P63">True and True</text:p>
          </table:table-cell>
          <table:table-cell table:style-name="表3.D2" office:value-type="string">
            <text:p text:style-name="P63">True</text:p>
          </table:table-cell>
        </table:table-row>
        <table:table-row>
          <table:table-cell table:style-name="表3.A2" office:value-type="string">
            <text:p text:style-name="P63">or</text:p>
          </table:table-cell>
          <table:table-cell table:style-name="表3.A2" office:value-type="string">
            <text:p text:style-name="P60">あるいは</text:p>
          </table:table-cell>
          <table:table-cell table:style-name="表3.A2" office:value-type="string">
            <text:p text:style-name="P63">True or False</text:p>
          </table:table-cell>
          <table:table-cell table:style-name="表3.D2" office:value-type="string">
            <text:p text:style-name="P63">True</text:p>
          </table:table-cell>
        </table:table-row>
        <table:table-row>
          <table:table-cell table:style-name="表3.A2" office:value-type="string">
            <text:p text:style-name="P63">not</text:p>
          </table:table-cell>
          <table:table-cell table:style-name="表3.A2" office:value-type="string">
            <text:p text:style-name="P60">否定</text:p>
          </table:table-cell>
          <table:table-cell table:style-name="表3.A2" office:value-type="string">
            <text:p text:style-name="P63">not True</text:p>
          </table:table-cell>
          <table:table-cell table:style-name="表3.D2" office:value-type="string">
            <text:p text:style-name="P63">False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8"><text:soft-page-break/><text:span text:style-name="T13">6</text:span>.配列（コンテナ）</text:p>
      <text:p text:style-name="P19"/>
      <text:p text:style-name="P49">a)リスト（配列作成後、変更可）</text:p>
      <text:p text:style-name="P49"/>
      <text:p text:style-name="P49">・空のリスト作成</text:p>
      <text:p text:style-name="P49"/>
      <text:p text:style-name="P50"><text:tab/><text:tab/>fruit = list()</text:p>
      <text:p text:style-name="P50"><text:tab/><text:tab/>print(fruit)</text:p>
      <text:p text:style-name="P50"/>
      <text:p text:style-name="P50"><text:tab/><text:tab/>&gt;&gt; []</text:p>
      <text:p text:style-name="P50"/>
      <text:p text:style-name="P50"><text:s/><text:tab/>又は、</text:p>
      <text:p text:style-name="P50"/>
      <text:p text:style-name="P50"><text:tab/><text:tab/>fruit = []</text:p>
      <text:p text:style-name="P50"><text:tab/><text:tab/>print(fruit)</text:p>
      <text:p text:style-name="P50"/>
      <text:p text:style-name="P50"><text:tab/><text:tab/>&gt;&gt; []</text:p>
      <text:p text:style-name="P50"/>
      <text:p text:style-name="P50">・リスト作成</text:p>
      <text:p text:style-name="P23"/>
      <text:p text:style-name="P23"><text:tab/><text:tab/><text:span text:style-name="T6">fruit = [“Apple”,”Orange”,”Pear”]</text:span></text:p>
      <text:p text:style-name="P23"><text:tab/><text:tab/><text:span text:style-name="T6">print(fruit)</text:span></text:p>
      <text:p text:style-name="P23"/>
      <text:p text:style-name="P23"><text:tab/><text:tab/><text:span text:style-name="T6">&gt;&gt; [‘Apple’, ‘Orange’, ‘Pear’]</text:span></text:p>
      <text:p text:style-name="P23"/>
      <text:p text:style-name="P23">・インデックス</text:p>
      <text:p text:style-name="P23"/>
      <text:p text:style-name="P23"><text:tab/><text:tab/><text:span text:style-name="T7">fruit=[“Apple”,”Orange”,”Pear”]</text:span></text:p>
      <text:p text:style-name="P23"><text:tab/><text:tab/><text:span text:style-name="T7">print(fruit[0])</text:span></text:p>
      <text:p text:style-name="P23"/>
      <text:p text:style-name="P23"><text:tab/><text:tab/><text:span text:style-name="T7">&gt;&gt; ‘Apple’</text:span></text:p>
      <text:p text:style-name="P23"/>
      <text:p text:style-name="P23"><text:tab/><text:tab/><text:span text:style-name="T7">print(fruit[2])</text:span></text:p>
      <text:p text:style-name="P23"/>
      <text:p text:style-name="P23"><text:tab/><text:tab/><text:span text:style-name="T7">&gt;&gt; ‘Pear’</text:span></text:p>
      <text:p text:style-name="P23"/>
      <text:p text:style-name="P23">・リストを末尾に追加（<text:span text:style-name="T7">appendメソッド）</text:span></text:p>
      <text:p text:style-name="P23"/>
      <text:p text:style-name="P23"><text:tab/><text:tab/><text:span text:style-name="T6">fruit = [“Apple”,”Orange”,”Pear”]</text:span></text:p>
      <text:p text:style-name="P23"><text:tab/><text:tab/><text:span text:style-name="T6">fruit.append(“Banana”)</text:span></text:p>
      <text:p text:style-name="P23"><text:tab/><text:tab/><text:span text:style-name="T6">fruit.append(“Peach”)</text:span></text:p>
      <text:p text:style-name="P23"><text:tab/><text:tab/><text:span text:style-name="T6">print(fruit)</text:span></text:p>
      <text:p text:style-name="P23"/>
      <text:p text:style-name="P23"><text:tab/><text:tab/><text:span text:style-name="T6">&gt;&gt;[‘Apple’, ‘Orange’, ‘Pear’, ‘Banana’, ‘Peach’]</text:span></text:p>
      <text:p text:style-name="P23"/>
      <text:p text:style-name="P23"><text:soft-page-break/>・リストの末尾から削除（<text:span text:style-name="T7">popメソッド）</text:span></text:p>
      <text:p text:style-name="P23"/>
      <text:p text:style-name="P23"><text:tab/><text:tab/><text:span text:style-name="T7">colors = [“blue”, “green”, “yellow”]</text:span></text:p>
      <text:p text:style-name="P23"><text:tab/><text:tab/><text:span text:style-name="T7">print(colors)</text:span></text:p>
      <text:p text:style-name="P23"/>
      <text:p text:style-name="P23"><text:tab/><text:tab/><text:span text:style-name="T7">&gt;&gt; [‘blue’, ‘green’, ‘yellow’]</text:span></text:p>
      <text:p text:style-name="P23"/>
      <text:p text:style-name="P23"><text:tab/><text:tab/><text:span text:style-name="T7">item = colors.pop()</text:span></text:p>
      <text:p text:style-name="P23"><text:tab/><text:tab/><text:span text:style-name="T7">print(item)</text:span></text:p>
      <text:p text:style-name="P23"/>
      <text:p text:style-name="P23"><text:tab/><text:tab/><text:span text:style-name="T7">&gt;&gt; ‘yellow’</text:span></text:p>
      <text:p text:style-name="P23"/>
      <text:p text:style-name="P23"><text:tab/><text:tab/><text:span text:style-name="T7">print(colors)</text:span></text:p>
      <text:p text:style-name="P23"/>
      <text:p text:style-name="P23"><text:tab/><text:tab/><text:span text:style-name="T7">&gt;&gt; [‘blue’, ‘green’]</text:span></text:p>
      <text:p text:style-name="P23"/>
      <text:p text:style-name="P23">・リストの連結（<text:span text:style-name="T8">+）</text:span></text:p>
      <text:p text:style-name="P23"/>
      <text:p text:style-name="P23"><text:tab/><text:tab/><text:span text:style-name="T7">colors1 = [“blue”, “green”]</text:span></text:p>
      <text:p text:style-name="P23"><text:tab/><text:tab/><text:span text:style-name="T7">colors2 = [“yellow”, “black”]</text:span></text:p>
      <text:p text:style-name="P23"><text:tab/><text:tab/><text:span text:style-name="T8">colors3 = colors1 + colors2</text:span></text:p>
      <text:p text:style-name="P23"><text:tab/><text:tab/><text:span text:style-name="T8">print(colors3)</text:span></text:p>
      <text:p text:style-name="P23"/>
      <text:p text:style-name="P23"><text:tab/><text:tab/><text:span text:style-name="T8">&gt;&gt; [‘blue’, ‘green’, ‘yellow’, ‘black’]</text:span></text:p>
      <text:p text:style-name="P23"/>
      <text:p text:style-name="P23">・リストに含まれているか調べる（<text:span text:style-name="T8">in, not in）</text:span></text:p>
      <text:p text:style-name="P23"/>
      <text:p text:style-name="P23"><text:tab/><text:tab/><text:span text:style-name="T8">colors = [“blue”, “green”, “yellow”]</text:span></text:p>
      <text:p text:style-name="P23"><text:tab/><text:tab/><text:span text:style-name="T8">print(“green” in colors)</text:span></text:p>
      <text:p text:style-name="P23"/>
      <text:p text:style-name="P23"><text:tab/><text:tab/><text:span text:style-name="T8">&gt;&gt; True</text:span></text:p>
      <text:p text:style-name="P23"/>
      <text:p text:style-name="P23"><text:tab/><text:tab/>※要素が入っていないことを調べるには、<text:span text:style-name="T8">not in演算子</text:span></text:p>
      <text:p text:style-name="P23"/>
      <text:p text:style-name="P23">・リストのサイズ（<text:span text:style-name="T8">len）</text:span></text:p>
      <text:p text:style-name="P23"/>
      <text:p text:style-name="P23"><text:tab/><text:tab/><text:span text:style-name="T8">colors = [“blue”, “green”, “yellow”]</text:span></text:p>
      <text:p text:style-name="P23"><text:tab/><text:tab/><text:span text:style-name="T8">print(len(colors))</text:span></text:p>
      <text:p text:style-name="P23"/>
      <text:p text:style-name="P23"><text:tab/><text:tab/><text:span text:style-name="T8">&gt;&gt; 3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b)タプル（配列作成後、変更不可）</text:p>
      <text:p text:style-name="P25"/>
      <text:p text:style-name="P23">・タプル作成</text:p>
      <text:p text:style-name="P23"/>
      <text:p text:style-name="P23"><text:tab/><text:tab/><text:span text:style-name="T9">colors = (“blue”, “green”, “yellow”)</text:span></text:p>
      <text:p text:style-name="P23"><text:tab/><text:tab/><text:span text:style-name="T9">print(colors)</text:span></text:p>
      <text:p text:style-name="P23"/>
      <text:p text:style-name="P23"><text:tab/><text:tab/><text:span text:style-name="T9">&gt;&gt; (‘blue’, ‘green’, ‘yellow’)</text:span></text:p>
      <text:p text:style-name="P23"/>
      <text:p text:style-name="P23">・インデックス</text:p>
      <text:p text:style-name="P23"/>
      <text:p text:style-name="P23"><text:tab/><text:tab/><text:span text:style-name="T9">colors = (“blue”, “green”, “yellow”)</text:span></text:p>
      <text:p text:style-name="P23"><text:tab/><text:tab/><text:span text:style-name="T9">print(colors[1])</text:span></text:p>
      <text:p text:style-name="P23"/>
      <text:p text:style-name="P23"><text:tab/><text:tab/><text:span text:style-name="T9">&gt;&gt; ‘green’</text:span></text:p>
      <text:p text:style-name="P23"/>
      <text:p text:style-name="P23">・タプルに含まれているか調べる（<text:span text:style-name="T9">in, not in）</text:span></text:p>
      <text:p text:style-name="P23"/>
      <text:p text:style-name="P23"><text:tab/><text:tab/><text:span text:style-name="T9">colors = (“blue”, “green”, “yellow”)</text:span></text:p>
      <text:p text:style-name="P23"><text:tab/><text:tab/><text:span text:style-name="T9">print(“blue” in colors)</text:span></text:p>
      <text:p text:style-name="P23"/>
      <text:p text:style-name="P23"><text:tab/><text:tab/><text:span text:style-name="T9">&gt;&gt; True</text:span></text:p>
      <text:p text:style-name="P23"/>
      <text:p text:style-name="P23"><text:tab/><text:tab/>※要素が入っていないか調べるには、<text:span text:style-name="T9">not in演算子を使う。</text:span></text:p>
      <text:p text:style-name="P23"/>
      <text:p text:style-name="P23"/>
      <text:p text:style-name="P27">c)辞書</text:p>
      <text:p text:style-name="P27"/>
      <text:p text:style-name="P27">・辞書データ作成</text:p>
      <text:p text:style-name="P27"/>
      <text:p text:style-name="P27"><text:tab/><text:tab/>辞書名 = [キー] [値]</text:p>
      <text:p text:style-name="P27"/>
      <text:p text:style-name="P27"><text:tab/><text:tab/>fruits = {“Apple”: “Red”,</text:p>
      <text:p text:style-name="P27"><text:tab/><text:tab/><text:tab/> <text:s text:c="3"/>“Banana”: “yellow”}</text:p>
      <text:p text:style-name="P27"/>
      <text:p text:style-name="P27"><text:tab/><text:tab/>print(fruits[“Apple”])</text:p>
      <text:p text:style-name="P27"/>
      <text:p text:style-name="P27"><text:tab/><text:tab/>&gt;&gt; ‘Red’</text:p>
      <text:p text:style-name="P27"/>
      <text:p text:style-name="P27">・辞書追加</text:p>
      <text:p text:style-name="P27"><text:tab/><text:tab/></text:p>
      <text:p text:style-name="P27"><text:tab/><text:tab/><text:span text:style-name="T10">fruits[“Peach”] = “pink”</text:span></text:p>
      <text:p text:style-name="P27"><text:tab/><text:tab/><text:span text:style-name="T10">print(fruits)</text:span></text:p>
      <text:p text:style-name="P27"/>
      <text:p text:style-name="P27"><text:tab/><text:tab/><text:span text:style-name="T10">&gt;&gt; {‘Apple’: ‘Red’, ‘Banana’: ‘yellow’, ‘Peach’: ‘pink’}</text:span></text:p>
      <text:p text:style-name="P27"/>
      <text:p text:style-name="P27"/>
      <text:p text:style-name="P27"><text:soft-page-break/>・辞書削除</text:p>
      <text:p text:style-name="P27"/>
      <text:p text:style-name="P28"><text:tab/><text:tab/>fruits = {“Apple”: “Red”,</text:p>
      <text:p text:style-name="P28"><text:tab/><text:tab/><text:tab/> <text:s text:c="3"/>“Banana”: “yellow”}</text:p>
      <text:p text:style-name="P28"/>
      <text:p text:style-name="P28"><text:tab/><text:tab/><text:span text:style-name="T11">del fruits[“Apple”]</text:span></text:p>
      <text:p text:style-name="P28"><text:tab/><text:tab/><text:span text:style-name="T11">print(fruits)</text:span></text:p>
      <text:p text:style-name="P28"/>
      <text:p text:style-name="P28"><text:tab/><text:tab/><text:span text:style-name="T11">&gt;&gt; {‘Banana’: ‘yellow’}</text:span></text:p>
      <text:p text:style-name="P28"/>
      <text:p text:style-name="P28">・辞書<text:span text:style-name="T5">に含まれているか調べる（in, not in）</text:span></text:p>
      <text:p text:style-name="P24"/>
      <text:p text:style-name="P24"><text:tab/><text:tab/><text:span text:style-name="T9">fruits = {“Apple”: “Red”,</text:span></text:p>
      <text:p text:style-name="P28"><text:tab/><text:tab/><text:tab/> <text:s text:c="3"/>“Banana”: “yellow”}</text:p>
      <text:p text:style-name="P28"><text:tab/><text:tab/><text:span text:style-name="T11">print(“Apple” in fruits”)</text:span></text:p>
      <text:p text:style-name="P24"/>
      <text:p text:style-name="P24"><text:tab/><text:tab/><text:span text:style-name="T9">&gt;&gt; True</text:span></text:p>
      <text:p text:style-name="P24"/>
      <text:p text:style-name="P24"><text:tab/><text:tab/>※要素が入っていないか調べるには、<text:span text:style-name="T9">not in演算子を使う。</text:span></text:p>
      <text:p text:style-name="P19"/>
      <text:p text:style-name="P19"/>
      <text:p text:style-name="P19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58">方法</text:p>
          </table:table-cell>
          <table:table-cell table:style-name="表4.B1" office:value-type="string">
            <text:p text:style-name="P59">説明</text:p>
          </table:table-cell>
        </table:table-row>
        <table:table-row>
          <table:table-cell table:style-name="表4.A2" office:value-type="string">
            <text:p text:style-name="P55">list(辞書.keys())</text:p>
          </table:table-cell>
          <table:table-cell table:style-name="表4.B2" office:value-type="string">
            <text:p text:style-name="P51">キーの一覧をリストで得る</text:p>
          </table:table-cell>
        </table:table-row>
        <table:table-row>
          <table:table-cell table:style-name="表4.A2" office:value-type="string">
            <text:p text:style-name="P55">sorted(辞書.keys())</text:p>
          </table:table-cell>
          <table:table-cell table:style-name="表4.B2" office:value-type="string">
            <text:p text:style-name="P51">キーの一覧をソート済みのリストで得る</text:p>
          </table:table-cell>
        </table:table-row>
        <table:table-row>
          <table:table-cell table:style-name="表4.A2" office:value-type="string">
            <text:p text:style-name="P51">辞書.<text:span text:style-name="T12">values()</text:span></text:p>
          </table:table-cell>
          <table:table-cell table:style-name="表4.B2" office:value-type="string">
            <text:p text:style-name="P51">値の一覧を得る</text:p>
          </table:table-cell>
        </table:table-row>
        <table:table-row>
          <table:table-cell table:style-name="表4.A2" office:value-type="string">
            <text:p text:style-name="P55">list(辞書.items())</text:p>
          </table:table-cell>
          <table:table-cell table:style-name="表4.B2" office:value-type="string">
            <text:p text:style-name="P55">(キー、値)のタプルのリストで一覧を得る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><text:soft-page-break/>7.文字列操作</text:p>
      <text:p text:style-name="P29"/>
      <text:p text:style-name="P31">a)インデックス</text:p>
      <text:p text:style-name="P31"/>
      <text:p text:style-name="P31"><text:tab/>moji = “cat”</text:p>
      <text:p text:style-name="P31"><text:tab/>print(moji[0])</text:p>
      <text:p text:style-name="P31"><text:tab/>print(moji[1])</text:p>
      <text:p text:style-name="P31"><text:tab/>print(moji[2])</text:p>
      <text:p text:style-name="P31"/>
      <text:p text:style-name="P31"><text:tab/>&gt;&gt; ‘c’</text:p>
      <text:p text:style-name="P31"><text:tab/>&gt;&gt; ‘a’</text:p>
      <text:p text:style-name="P31"><text:tab/>&gt;&gt; ‘t’</text:p>
      <text:p text:style-name="P31"/>
      <text:p text:style-name="P29"><text:span text:style-name="T14">b</text:span>)文字列の足し算</text:p>
      <text:p text:style-name="P29"/>
      <text:p text:style-name="P29"><text:tab/>moji = “cat” + “ in “ + “the” + “ hat”</text:p>
      <text:p text:style-name="P29"><text:tab/>print(moji)</text:p>
      <text:p text:style-name="P29"/>
      <text:p text:style-name="P29"><text:tab/>&gt;&gt; cat in the hat</text:p>
      <text:p text:style-name="P29"/>
      <text:p text:style-name="P29"><text:span text:style-name="T14">c</text:span>)文字列のかけ算</text:p>
      <text:p text:style-name="P29"/>
      <text:p text:style-name="P29"><text:tab/>moji = “cat” * 3</text:p>
      <text:p text:style-name="P29"><text:tab/>print(moji)</text:p>
      <text:p text:style-name="P29"/>
      <text:p text:style-name="P29"><text:tab/>&gt;&gt; catcatcat</text:p>
      <text:p text:style-name="P29"/>
      <text:p text:style-name="P29"><text:span text:style-name="T14">d</text:span>)大文字小文字変換</text:p>
      <text:p text:style-name="P29"/>
      <text:p text:style-name="P29"><text:tab/>・全て大文字に変換（<text:span text:style-name="T14">upperメソッド）</text:span></text:p>
      <text:p text:style-name="P29"/>
      <text:p text:style-name="P29"><text:tab/><text:tab/>moji = “Cat in the Hat”</text:p>
      <text:p text:style-name="P29"><text:tab/><text:tab/><text:span text:style-name="T14">moji = </text:span>moji.upper()</text:p>
      <text:p text:style-name="P29"><text:tab/><text:tab/>print(moji)</text:p>
      <text:p text:style-name="P29"/>
      <text:p text:style-name="P30"><text:tab/><text:tab/>&gt;&gt; CAT IN THE HAT</text:p>
      <text:p text:style-name="P30"/>
      <text:p text:style-name="P30"><text:tab/>・全てを小文字に変換（<text:span text:style-name="T14">lowerメソッド）</text:span></text:p>
      <text:p text:style-name="P30"/>
      <text:p text:style-name="P30"><text:tab/><text:tab/><text:span text:style-name="T14">moji = “Cat in the Hat”</text:span></text:p>
      <text:p text:style-name="P30"><text:tab/><text:tab/><text:span text:style-name="T14">moji = moji.lower()</text:span></text:p>
      <text:p text:style-name="P30"><text:tab/><text:tab/><text:span text:style-name="T14">print(moji)</text:span></text:p>
      <text:p text:style-name="P30"/>
      <text:p text:style-name="P30"><text:tab/><text:tab/><text:span text:style-name="T14">&gt;&gt; cat in the hat</text:span></text:p>
      <text:p text:style-name="P30"/>
      <text:p text:style-name="P30"><text:soft-page-break/><text:tab/>・文字列の最初の文字だけ大文字（キャピタライズ）（<text:span text:style-name="T14">capitalizeメソッド）</text:span></text:p>
      <text:p text:style-name="P30"/>
      <text:p text:style-name="P30"><text:tab/><text:tab/><text:span text:style-name="T14">moji = “cat in the Hat”</text:span></text:p>
      <text:p text:style-name="P30"><text:tab/><text:tab/><text:span text:style-name="T14">moji = moji.capitalize()</text:span></text:p>
      <text:p text:style-name="P30"><text:tab/><text:tab/><text:span text:style-name="T14">print(moji)</text:span></text:p>
      <text:p text:style-name="P30"/>
      <text:p text:style-name="P30"><text:tab/><text:tab/><text:span text:style-name="T14">&gt;&gt; Cat in the hat</text:span></text:p>
      <text:p text:style-name="P30"/>
      <text:p text:style-name="P31">e)書式化（<text:span text:style-name="T15">formatメソッド）</text:span></text:p>
      <text:p text:style-name="P31"/>
      <text:p text:style-name="P31"><text:tab/><text:span text:style-name="T15">moji = “こんにちは、{}”.format(“いい天気ですね”)</text:span></text:p>
      <text:p text:style-name="P31"><text:tab/><text:span text:style-name="T15">print(moji)</text:span></text:p>
      <text:p text:style-name="P31"/>
      <text:p text:style-name="P31"><text:tab/><text:span text:style-name="T15">&gt;&gt; こんにちは、いい天気ですね</text:span></text:p>
      <text:p text:style-name="P31"/>
      <text:p text:style-name="P31"><text:tab/><text:span text:style-name="T15">moji = “こんにちは、{0}{1}{2}”.format(“いい”, “天気”, “ですね”)</text:span></text:p>
      <text:p text:style-name="P31"><text:tab/><text:span text:style-name="T15">print(moji)</text:span></text:p>
      <text:p text:style-name="P31"/>
      <text:p text:style-name="P31"><text:tab/><text:span text:style-name="T15">&gt;&gt; こんにちは、いい天気ですね</text:span></text:p>
      <text:p text:style-name="P31"/>
      <text:p text:style-name="P31"><text:tab/><text:span text:style-name="T15">moji = “こんにちは、{name}{san}”.format(name=”高橋”, san=”さん”)</text:span></text:p>
      <text:p text:style-name="P31"><text:tab/><text:span text:style-name="T15">print(moji)</text:span></text:p>
      <text:p text:style-name="P31"/>
      <text:p text:style-name="P31"><text:tab/><text:span text:style-name="T15">&gt;&gt; こんにちは、高橋さん</text:span></text:p>
      <text:p text:style-name="P31"/>
      <text:p text:style-name="P32">f)分割（splitメソッド）</text:p>
      <text:p text:style-name="P32"/>
      <text:p text:style-name="P32"><text:tab/><text:span text:style-name="T16">moji = “こんにちは、いい天気ですね。”.split(“、”)</text:span></text:p>
      <text:p text:style-name="P32"><text:tab/><text:span text:style-name="T16">print(moji)</text:span></text:p>
      <text:p text:style-name="P32"/>
      <text:p text:style-name="P32"><text:tab/><text:span text:style-name="T16">&gt;&gt; ['こんにちは', 'いい天気ですね。']</text:span></text:p>
      <text:p text:style-name="P32"/>
      <text:p text:style-name="P33">g)結合（joinメソッド)</text:p>
      <text:p text:style-name="P33"/>
      <text:p text:style-name="P33"><text:tab/>moji = “<text:span text:style-name="T17">abc”</text:span></text:p>
      <text:p text:style-name="P33"><text:tab/><text:span text:style-name="T17">moji = “+”.join(moji)</text:span></text:p>
      <text:p text:style-name="P33"><text:tab/><text:span text:style-name="T17">print(moji)</text:span></text:p>
      <text:p text:style-name="P33"/>
      <text:p text:style-name="P33"><text:tab/><text:span text:style-name="T17">&gt;&gt; a+b+c</text:span></text:p>
      <text:p text:style-name="P33"/>
      <text:p text:style-name="P34">h)空白除去（stripメソッド）</text:p>
      <text:p text:style-name="P34"><text:tab/></text:p>
      <text:p text:style-name="P34"><text:tab/>moji = “ <text:s text:c="2"/>abc <text:s text:c="2"/>“</text:p>
      <text:p text:style-name="P34"><text:tab/>moji = moji.strip()</text:p>
      <text:p text:style-name="P34"><text:tab/>print(moji)</text:p>
      <text:p text:style-name="P34"><text:tab/>&gt;&gt; abc</text:p>
      <text:p text:style-name="P34"><text:soft-page-break/>i)置換え（replaceメソッド）</text:p>
      <text:p text:style-name="P34"/>
      <text:p text:style-name="P34"><text:tab/>moji = “aabbcc”</text:p>
      <text:p text:style-name="P34"><text:tab/>moji = moji.replace(“a”, “g”)</text:p>
      <text:p text:style-name="P34"><text:tab/>print(moji)</text:p>
      <text:p text:style-name="P34"/>
      <text:p text:style-name="P34"><text:tab/>&gt;&gt; ggbbcc</text:p>
      <text:p text:style-name="P34"/>
      <text:p text:style-name="P34">j)文字を探す（indexメソッド）</text:p>
      <text:p text:style-name="P34"/>
      <text:p text:style-name="P34"><text:tab/>moji = “abcde”</text:p>
      <text:p text:style-name="P34"><text:tab/>print(moji.index(“c”))</text:p>
      <text:p text:style-name="P34"/>
      <text:p text:style-name="P34"><text:tab/>&gt;&gt; 2</text:p>
      <text:p text:style-name="P34"/>
      <text:p text:style-name="P34"><text:tab/>・文字列に含まれているかどうか調べる</text:p>
      <text:p text:style-name="P34"/>
      <text:p text:style-name="P34"><text:tab/><text:tab/><text:span text:style-name="T18">moji = “abcde”</text:span></text:p>
      <text:p text:style-name="P34"><text:tab/><text:tab/><text:span text:style-name="T18">try:</text:span></text:p>
      <text:p text:style-name="P34"><text:tab/><text:tab/><text:tab/><text:span text:style-name="T18">print(moji.index(“z”))</text:span></text:p>
      <text:p text:style-name="P34"><text:tab/><text:tab/><text:span text:style-name="T18">except:</text:span></text:p>
      <text:p text:style-name="P34"><text:tab/><text:tab/><text:tab/><text:span text:style-name="T18">print(“Not found.”)</text:span></text:p>
      <text:p text:style-name="P34"/>
      <text:p text:style-name="P34"><text:tab/><text:tab/><text:span text:style-name="T18">&gt;&gt; Not found.</text:span></text:p>
      <text:p text:style-name="P34"/>
      <text:p text:style-name="P35">k)抱含（指定した文字列を含んでいるかどうか？）（in演算子）</text:p>
      <text:p text:style-name="P35"/>
      <text:p text:style-name="P35"><text:tab/>moji = “Cat in the hat.”</text:p>
      <text:p text:style-name="P35"><text:tab/><text:span text:style-name="T19">print(</text:span>“Cat” in moji<text:span text:style-name="T19">)</text:span></text:p>
      <text:p text:style-name="P35"/>
      <text:p text:style-name="P35"><text:tab/>&gt;&gt; True</text:p>
      <text:p text:style-name="P35"/>
      <text:p text:style-name="P35"><text:tab/>※<text:span text:style-name="T19">not in で含んでいないかを確認できる。</text:span></text:p>
      <text:p text:style-name="P35"/>
      <text:p text:style-name="P36">l)エスケープ文字（特殊文字を文字として認識させる）（\）</text:p>
      <text:p text:style-name="P36"/>
      <text:p text:style-name="P36"><text:tab/>moji = “こんにちは、いい\”天気\”ですね”</text:p>
      <text:p text:style-name="P36"><text:tab/>print(moji)</text:p>
      <text:p text:style-name="P36"/>
      <text:p text:style-name="P36"><text:tab/>&gt;&gt; こんにちは、いい”天気”ですね</text:p>
      <text:p text:style-name="P36"/>
      <text:p text:style-name="P36">m)改行（\n）</text:p>
      <text:p text:style-name="P36"/>
      <text:p text:style-name="P36"><text:tab/>moji = “line1\nline2\nline3”</text:p>
      <text:p text:style-name="P36"><text:tab/>print(moji)</text:p>
      <text:p text:style-name="P36"><text:tab/>&gt;&gt; line1</text:p>
      <text:p text:style-name="P36"><text:soft-page-break/><text:tab/>&gt;&gt;line2</text:p>
      <text:p text:style-name="P36"><text:tab/>&gt;&gt;line3</text:p>
      <text:p text:style-name="P36"/>
      <text:p text:style-name="P36">n)スライス（[イテラブル][[開始インデックス] : [終了インデックス]）</text:p>
      <text:p text:style-name="P36"/>
      <text:p text:style-name="P36"><text:tab/>moji = [“マリオ”, “リンク”, “ドンキーコング”, “カービィ”, “インクリング”]</text:p>
      <text:p text:style-name="P37"><text:tab/>print(moji[0:<text:span text:style-name="T20">3])</text:span></text:p>
      <text:p text:style-name="P37"/>
      <text:p text:style-name="P37"><text:tab/><text:span text:style-name="T20">&gt;&gt; </text:span><text:s/>['マリオ', 'リンク', 'ドンキーコング']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0"><text:soft-page-break/>10.条件文（if）</text:p>
      <text:p text:style-name="P38"/>
      <text:p text:style-name="P38">・if文</text:p>
      <text:p text:style-name="P38"/>
      <text:p text:style-name="P38"><text:tab/>home = “東京”</text:p>
      <text:p text:style-name="P38"/>
      <text:p text:style-name="P38"><text:tab/>if home == “神奈川”:</text:p>
      <text:p text:style-name="P38"><text:tab/><text:tab/>print(“神奈川に住んでいます。”)</text:p>
      <text:p text:style-name="P38"><text:tab/>elif home == “東京”:</text:p>
      <text:p text:style-name="P38"><text:tab/><text:tab/>print(“東京に住んでいます。”)</text:p>
      <text:p text:style-name="P38"><text:tab/>else:</text:p>
      <text:p text:style-name="P38"><text:tab/><text:tab/>print(“どこにも住んでいません。”)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0"><text:soft-page-break/>11.<text:span text:style-name="T21">繰り返し(for・while)</text:span></text:p>
      <text:p text:style-name="P38"/>
      <text:p text:style-name="P40">・for文</text:p>
      <text:p text:style-name="P40"/>
      <text:p text:style-name="P40"><text:tab/>fruits = [“Apple”, “Banana”, “Peach”]</text:p>
      <text:p text:style-name="P40"><text:tab/>for kudamono in fruits:</text:p>
      <text:p text:style-name="P40"><text:tab/><text:tab/>print(kudamono)</text:p>
      <text:p text:style-name="P40"/>
      <text:p text:style-name="P40"><text:tab/>&gt;&gt; Apple</text:p>
      <text:p text:style-name="P40"><text:tab/>&gt;&gt; Banana</text:p>
      <text:p text:style-name="P40"><text:tab/>&gt;&gt; Peach</text:p>
      <text:p text:style-name="P40"/>
      <text:p text:style-name="P40"/>
      <text:p text:style-name="P40">・<text:span text:style-name="T22">enumerate関数（インデックス番号と要素を順に取得する関数）</text:span></text:p>
      <text:p text:style-name="P40"/>
      <text:p text:style-name="P41"><text:tab/>fruits = [“Apple”, “Banana”, “Peach”]</text:p>
      <text:p text:style-name="P41"><text:tab/>for kudamono in <text:span text:style-name="T22">enumerate(</text:span>fruits<text:span text:style-name="T22">)</text:span>:</text:p>
      <text:p text:style-name="P41"><text:tab/><text:tab/>print(kudamono)</text:p>
      <text:p text:style-name="P41"/>
      <text:p text:style-name="P41"><text:tab/>&gt;&gt; <text:span text:style-name="T22">(0, ‘</text:span>Apple’<text:span text:style-name="T22">)</text:span></text:p>
      <text:p text:style-name="P41"><text:tab/>&gt;&gt; <text:span text:style-name="T22">(1, ‘</text:span>Banana’<text:span text:style-name="T22">)</text:span></text:p>
      <text:p text:style-name="P41"><text:tab/>&gt;&gt; <text:span text:style-name="T22">(2, ‘</text:span>Peach’<text:span text:style-name="T22">)</text:span></text:p>
      <text:p text:style-name="P41"/>
      <text:p text:style-name="P41"/>
      <text:p text:style-name="P41">・<text:span text:style-name="T22">range関数</text:span></text:p>
      <text:p text:style-name="P41"/>
      <text:p text:style-name="P41"><text:tab/><text:span text:style-name="T22">for i in range(1, 5):</text:span></text:p>
      <text:p text:style-name="P41"><text:tab/><text:tab/><text:span text:style-name="T22">print(i)</text:span></text:p>
      <text:p text:style-name="P41"/>
      <text:p text:style-name="P41"><text:tab/><text:span text:style-name="T22">&gt;&gt; 1</text:span></text:p>
      <text:p text:style-name="P41"><text:tab/><text:span text:style-name="T22">&gt;&gt; 2</text:span></text:p>
      <text:p text:style-name="P41"><text:tab/><text:span text:style-name="T22">&gt;&gt; 3</text:span></text:p>
      <text:p text:style-name="P41"><text:tab/><text:span text:style-name="T22">&gt;&gt; 4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・<text:span text:style-name="T22">while文</text:span></text:p>
      <text:p text:style-name="P41"/>
      <text:p text:style-name="P41"><text:tab/><text:span text:style-name="T22">x = 5</text:span></text:p>
      <text:p text:style-name="P41"><text:tab/><text:span text:style-name="T22">while x &gt; 0:</text:span></text:p>
      <text:p text:style-name="P41"><text:tab/><text:tab/><text:span text:style-name="T22">print(“{}”.format(x))</text:span></text:p>
      <text:p text:style-name="P41"><text:tab/><text:tab/><text:span text:style-name="T22">x -= 1</text:span></text:p>
      <text:p text:style-name="P41"><text:tab/><text:span text:style-name="T22">print(“end”)</text:span></text:p>
      <text:p text:style-name="P41"/>
      <text:p text:style-name="P41"><text:tab/><text:span text:style-name="T22">&gt;&gt; 5</text:span></text:p>
      <text:p text:style-name="P41"><text:tab/><text:span text:style-name="T22">&gt;&gt; 4</text:span></text:p>
      <text:p text:style-name="P41"><text:tab/><text:span text:style-name="T22">&gt;&gt; 3</text:span></text:p>
      <text:p text:style-name="P41"><text:tab/><text:span text:style-name="T22">&gt;&gt; 2</text:span></text:p>
      <text:p text:style-name="P41"><text:tab/><text:span text:style-name="T22">&gt;&gt; 1</text:span></text:p>
      <text:p text:style-name="P41"><text:tab/><text:span text:style-name="T22">&gt;&gt; end</text:span></text:p>
      <text:p text:style-name="P41"/>
      <text:p text:style-name="P41"/>
      <text:p text:style-name="P41">・<text:span text:style-name="T23">while文（無限ループ）</text:span></text:p>
      <text:p text:style-name="P41"/>
      <text:p text:style-name="P41"><text:tab/><text:span text:style-name="T23">while True:</text:span></text:p>
      <text:p text:style-name="P41"><text:tab/><text:tab/><text:span text:style-name="T23">print(“Hello, World”)</text:span></text:p>
      <text:p text:style-name="P41"/>
      <text:p text:style-name="P41"><text:tab/><text:span text:style-name="T23">&gt;&gt; Hello, World</text:span></text:p>
      <text:p text:style-name="P41"><text:tab/><text:span text:style-name="T23">&gt;&gt; Hello, World</text:span></text:p>
      <text:p text:style-name="P41"><text:tab/>・</text:p>
      <text:p text:style-name="P41"><text:tab/>・</text:p>
      <text:p text:style-name="P41"><text:tab/>・</text:p>
      <text:p text:style-name="P41"/>
      <text:p text:style-name="P41"/>
      <text:p text:style-name="P41">・<text:span text:style-name="T23">break文（ループ終了）</text:span></text:p>
      <text:p text:style-name="P41"/>
      <text:p text:style-name="P41"><text:tab/><text:span text:style-name="T23">for i in range(0, 100):</text:span></text:p>
      <text:p text:style-name="P41"><text:tab/><text:tab/><text:span text:style-name="T23">print(i)</text:span></text:p>
      <text:p text:style-name="P41"><text:tab/><text:tab/><text:span text:style-name="T23">break</text:span></text:p>
      <text:p text:style-name="P41"/>
      <text:p text:style-name="P41"><text:tab/><text:span text:style-name="T23">&gt;&gt; 0</text:span></text:p>
      <text:p text:style-name="P41"/>
      <text:p text:style-name="P41">・<text:span text:style-name="T23">continue文（次のループに移行）</text:span></text:p>
      <text:p text:style-name="P41"/>
      <text:p text:style-name="P41"><text:tab/><text:span text:style-name="T23">for i in range(1, 4):</text:span></text:p>
      <text:p text:style-name="P41"><text:tab/><text:tab/><text:span text:style-name="T23">if i == 2:</text:span></text:p>
      <text:p text:style-name="P41"><text:tab/><text:tab/><text:tab/><text:span text:style-name="T23">continue</text:span></text:p>
      <text:p text:style-name="P41"><text:tab/><text:tab/><text:span text:style-name="T23">print(i)</text:span></text:p>
      <text:p text:style-name="P41"/>
      <text:p text:style-name="P41"><text:tab/><text:span text:style-name="T23">&gt;&gt; 1</text:span></text:p>
      <text:p text:style-name="P41"><text:tab/><text:span text:style-name="T23">&gt;&gt; 3</text:span></text:p>
      <text:p text:style-name="P41"/>
      <text:p text:style-name="P11"><text:soft-page-break/>1<text:span text:style-name="T24">2.関数</text:span></text:p>
      <text:p text:style-name="P39"/>
      <text:p text:style-name="P42">def [関数名] ([引数]):</text:p>
      <text:p text:style-name="P42"><text:tab/>[関数定義]</text:p>
      <text:p text:style-name="P42"/>
      <text:p text:style-name="P42"/>
      <text:p text:style-name="P42">例1：</text:p>
      <text:p text:style-name="P42"><text:tab/>def f(x):</text:p>
      <text:p text:style-name="P42"><text:tab/><text:tab/>return x + 1</text:p>
      <text:p text:style-name="P42"/>
      <text:p text:style-name="P42"><text:tab/>z = f(4)</text:p>
      <text:p text:style-name="P42"><text:tab/>print(z)</text:p>
      <text:p text:style-name="P42"/>
      <text:p text:style-name="P42"><text:tab/>&gt;&gt; 5</text:p>
      <text:p text:style-name="P42"/>
      <text:p text:style-name="P42">例2:</text:p>
      <text:p text:style-name="P42"><text:tab/>def f():</text:p>
      <text:p text:style-name="P42"><text:tab/><text:tab/>return 1 + 1</text:p>
      <text:p text:style-name="P42"/>
      <text:p text:style-name="P42"><text:tab/>result = f()</text:p>
      <text:p text:style-name="P42"><text:tab/>print(result)</text:p>
      <text:p text:style-name="P42"/>
      <text:p text:style-name="P42"><text:tab/>&gt;&gt; 2</text:p>
      <text:p text:style-name="P42"/>
      <text:p text:style-name="P42">例3:</text:p>
      <text:p text:style-name="P42"><text:tab/>def f(x, y, z):</text:p>
      <text:p text:style-name="P42"><text:tab/><text:tab/>return x + y + z</text:p>
      <text:p text:style-name="P42"/>
      <text:p text:style-name="P42"><text:tab/>result = f(1, 2, 3)</text:p>
      <text:p text:style-name="P42"><text:tab/>print(result)</text:p>
      <text:p text:style-name="P42"/>
      <text:p text:style-name="P42"><text:tab/>&gt;&gt; 6</text:p>
      <text:p text:style-name="P42"/>
      <text:p text:style-name="P42">例4:</text:p>
      <text:p text:style-name="P42"><text:tab/>def f():</text:p>
      <text:p text:style-name="P42"><text:tab/><text:tab/>z = 1 + 1</text:p>
      <text:p text:style-name="P42"/>
      <text:p text:style-name="P42"><text:tab/>result = f()</text:p>
      <text:p text:style-name="P42"><text:tab/>print(result)</text:p>
      <text:p text:style-name="P42"/>
      <text:p text:style-name="P42"><text:tab/>&gt;&gt; None</text:p>
      <text:p text:style-name="P42"/>
      <text:p text:style-name="P42"/>
      <text:p text:style-name="P42"/>
      <text:p text:style-name="P42"/>
      <text:p text:style-name="P11"><text:soft-page-break/>1<text:span text:style-name="T24">3.クラス型</text:span></text:p>
      <text:p text:style-name="P39"/>
      <text:p text:style-name="P42">class <text:span text:style-name="T25">Tttt:<text:tab/><text:tab/><text:tab/><text:tab/><text:tab/><text:tab/># クラス名は、最初の文字を大文字にする。</text:span></text:p>
      <text:p text:style-name="P42"><text:tab/><text:span text:style-name="T25">def __init__(self, [引数]):</text:span></text:p>
      <text:p text:style-name="P42"><text:tab/><text:tab/><text:span text:style-name="T25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2"><text:tab/><text:tab/><text:span text:style-name="T25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2"/>
      <text:p text:style-name="P42"><text:tab/><text:span text:style-name="T25">def aaa(self):</text:span></text:p>
      <text:p text:style-name="P42"><text:tab/><text:tab/><text:span text:style-name="T25">return 20</text:span></text:p>
      <text:p text:style-name="P42"/>
      <text:p text:style-name="P43">if __main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43"><text:tab/>Tttt([引数]).aaa()<text:tab/><text:tab/><text:tab/><text:tab/># クラス名()で実行される。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2"><text:soft-page-break/>1<text:span text:style-name="T26">4.外部モジュールインポート</text:span></text:p>
      <text:p text:style-name="P43"/>
      <text:p text:style-name="P43">・別ファイルでクラスの中の関数を実行したいときは、クラスファイルをimportする。</text:p>
      <text:p text:style-name="P43"/>
      <text:p text:style-name="P44">hw.py<text:tab/><text:tab/>(クラス型ファイル)</text:p>
      <text:p text:style-name="P43"><draw:frame text:anchor-type="paragraph" draw:z-index="3" draw:name="シェイプ3" draw:style-name="gr3" draw:text-style-name="P76" svg:width="16.063cm" svg:height="3.469cm" svg:x="0.192cm" svg:y="0.12cm"><draw:text-box><text:p><text:span text:style-name="T27">class Hello:</text:span></text:p><text:p><text:span text:style-name="T27"><text:tab/></text:span><text:span text:style-name="T27">def __init__(self):</text:span></text:p><text:p><text:span text:style-name="T27"><text:tab/></text:span><text:span text:style-name="T27"><text:tab/></text:span><text:span text:style-name="T27"><text:tab/></text:span><text:span text:style-name="T27">None</text:span></text:p><text:p><text:span text:style-name="T27"><text:tab/></text:span><text:span text:style-name="T27"><text:tab/></text:span></text:p><text:p><text:span text:style-name="T27"><text:tab/></text:span><text:span text:style-name="T27">def world(self):</text:span></text:p><text:p><text:span text:style-name="T27"><text:tab/></text:span><text:span text:style-name="T27"><text:tab/></text:span><text:span text:style-name="T27"><text:tab/></text:span><text:span text:style-name="T27">print(“Hello World!!”) </text:span>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aaa.py</text:p>
      <text:p text:style-name="P44"><draw:frame text:anchor-type="paragraph" draw:z-index="4" draw:name="シェイプ3" draw:style-name="gr3" draw:text-style-name="P76" svg:width="16.063cm" svg:height="3.469cm" svg:x="0.192cm" svg:y="0.12cm"><draw:text-box><text:p><text:span text:style-name="T27">from hw import Hello</text:span></text:p><text:p><text:span text:style-name="T27"/></text:p><text:p><text:span text:style-name="T27">Hello().world(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19-10-01T10:20:19.942661203</dc:date>
    <meta:editing-duration>PT1H38M37S</meta:editing-duration>
    <meta:editing-cycles>12</meta:editing-cycles>
    <meta:generator>LibreOffice/6.1.5.2$Linux_X86_64 LibreOffice_project/10$Build-2</meta:generator>
    <meta:document-statistic meta:table-count="4" meta:image-count="0" meta:object-count="0" meta:page-count="23" meta:paragraph-count="433" meta:word-count="2534" meta:character-count="6370" meta:non-whitespace-character-count="5460"/>
  </office:meta>
</office:document-meta>
</file>